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Panel.configure( TestElement tes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getStatic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setNode( 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Panel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Panel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Panel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updateName( String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modifyTestElement( TestElement w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Panel.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Panel.insert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changed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Panel.remove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nel.getDoc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